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26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8.34cm"/>
    </style:style>
    <style:style style:name="co4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489cm" fo:break-before="auto" style:use-optimal-row-height="false"/>
    </style:style>
    <style:style style:name="ro9" style:family="table-row">
      <style:table-row-properties style:row-height="0.531cm" fo:break-before="auto" style:use-optimal-row-height="false"/>
    </style:style>
    <style:style style:name="ro10" style:family="table-row">
      <style:table-row-properties style:row-height="0.956cm" fo:break-before="auto" style:use-optimal-row-height="false"/>
    </style:style>
    <style:style style:name="ro11" style:family="table-row">
      <style:table-row-properties style:row-height="2.06cm" fo:break-before="auto" style:use-optimal-row-height="true"/>
    </style:style>
    <style:style style:name="ro12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dde8cb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office:value-type="string" calcext:value-type="string">
            <text:p>Эмулятор</text:p>
          </table:table-cell>
          <table:table-cell office:value-type="string" calcext:value-type="string">
            <text:p>Девайс</text:p>
          </table:table-cell>
          <table:table-cell table:style-name="ce3" office:value-type="string" calcext:value-type="string">
            <text:p>Примечания</text:p>
          </table:table-cell>
          <table:table-cell/>
        </table:table-row>
        <table:table-row table:style-name="ro2">
          <table:table-cell table:style-name="ce2"/>
          <table:table-cell table:style-name="ce1" table:number-columns-repeated="2"/>
          <table:table-cell table:number-columns-repeated="2"/>
        </table:table-row>
        <table:table-row table:style-name="ro3">
          <table:table-cell/>
          <table:table-cell table:style-name="ce1" table:number-columns-repeated="2"/>
          <table:table-cell table:style-name="ce3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Название приложения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3" office:value-type="string" calcext:value-type="string">
            <text:p>в Store называется Exme - а на иконке EX ME </text:p>
          </table:table-cell>
          <table:table-cell/>
        </table:table-row>
        <table:table-row table:style-name="ro6">
          <table:table-cell office:value-type="string" calcext:value-type="string">
            <text:p>Запуск приложения (отображение Splash Screen)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7" office:value-type="string" calcext:value-type="string">
            <text:p>Сразу отображает: trackingPermissions: true, вариант выбора только <text:s/>«ok» + оно поверх экрана SplashScreen</text:p>
          </table:table-cell>
          <table:table-cell/>
        </table:table-row>
        <table:table-row table:style-name="ro2">
          <table:table-cell office:value-type="string" calcext:value-type="string">
            <text:p>Можно ли установить приложение? 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Ведет ли оно себя правильно при входящем звонке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Ведет ли оно себя правильно при входящей SMS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Ведет ли оно себя правильно при подключении зарядного устройства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Ведет ли оно себя правильно при отключении зарядного устройства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Ведет ли оно себя правильно, если устройство переведено в спящий режим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Ведет ли оно себя правильно, если устройство выведено из спящего режима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5">
          <table:table-cell office:value-type="string" calcext:value-type="string">
            <text:p>Ведет ли оно себя правильно при </text:p>
            <text:p>разблокировке экрана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5">
          <table:table-cell office:value-type="string" calcext:value-type="string">
            <text:p>Ведет ли оно себя правильно при сообщении от другого приложения (напоминания календаря, список задач, и т. п.)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5">
          <table:table-cell office:value-type="string" calcext:value-type="string">
            <text:p>Ведет ли оно себя правильно при получении пуш-сообщений от другого приложения (упоминания в твиттере, сообщения WhatsApp, и т. п.)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7">
          <table:table-cell table:style-name="ce4" office:value-type="string" calcext:value-type="string">
            <text:p>Правильно ли оно взаимодействует с GPS сенсором (при его включении/выключении, использовании геолокационных данных)?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7" office:value-type="string" calcext:value-type="string">
            <text:p>trackingPermissions: true, вариант выбора только <text:s/>«ok» + оно поверх экрана SplashScreen</text:p>
          </table:table-cell>
          <table:table-cell/>
        </table:table-row>
        <table:table-row table:style-name="ro2">
          <table:table-cell office:value-type="string" calcext:value-type="string">
            <text:p>Определена ли для него функциональность всех кнопок/клавиш устройства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5">
          <table:table-cell office:value-type="string" calcext:value-type="string">
            <text:p>Ведет ли приложение себя правильно при сообщении о недостаточном заряде батареи?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едет ли оно себя правильно, если на устройстве выключен звук?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/>
          <table:table-cell/>
        </table:table-row>
        <table:table-row table:style-name="ro7">
          <table:table-cell office:value-type="string" calcext:value-type="string">
            <text:p>Можно ли деинсталлировать приложение? 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пуш уведомление  об удалении появляется до того, как исчезла иконка</text:p>
          </table:table-cell>
          <table:table-cell/>
        </table:table-row>
        <table:table-row table:style-name="ro5">
          <table:table-cell office:value-type="string" calcext:value-type="string">
            <text:p>Доступно ли оно при поиске в магазине приложений (проверять после одобрения приложения в магазине)?</text:p>
          </table:table-cell>
          <table:table-cell table:number-columns-repeated="2" office:value-type="string" calcext:value-type="string">
            <text:p>yes</text:p>
          </table:table-cell>
          <table:table-cell table:style-name="ce1"/>
          <table:table-cell/>
        </table:table-row>
        <table:table-row table:style-name="ro7">
          <table:table-cell office:value-type="string" calcext:value-type="string">
            <text:p>Ведет ли оно себя правильно, если приложение закрыть и открыть снова </text:p>
          </table:table-cell>
          <table:table-cell/>
          <table:table-cell office:value-type="string" calcext:value-type="string">
            <text:p>no</text:p>
          </table:table-cell>
          <table:table-cell table:style-name="ce3" office:value-type="string" calcext:value-type="string">
            <text:p>зависает Splash Screen и прилодежение не работает, пока не почистить кеш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ce1"/>
          <table:table-cell/>
        </table:table-row>
        <table:table-row table:style-name="ro8">
          <table:table-cell table:style-name="ce2"/>
          <table:table-cell table:number-columns-repeated="2"/>
          <table:table-cell table:style-name="ce1"/>
          <table:table-cell/>
        </table:table-row>
        <table:table-row table:style-name="ro5">
          <table:table-cell office:value-type="string" calcext:value-type="string">
            <text:p>Соответствует ли поведение приложения <text:s/>желаемому, если оно подключено к Интернету <text:s/>через Wi-Fi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Соответствует ли поведение приложения желаемому, если оно подключено к Интернету через 3G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7">
          <table:table-cell table:style-name="ce4" office:value-type="string" calcext:value-type="string">
            <text:p>Соответствует ли поведение приложения желаемому, если сеть недоступна?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7" office:value-type="string" calcext:value-type="string">
            <text:p>продолжает работу, если выключить интернет соединение</text:p>
          </table:table-cell>
          <table:table-cell/>
        </table:table-row>
        <table:table-row table:style-name="ro9">
          <table:table-cell office:value-type="string" calcext:value-type="string">
            <text:p>Возобновляет ли приложение работу, когда снова получает доступ к сети после  </text:p>
            <text:p>прерванного доступа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Обновление транзакций проходит корректно после переподключения к сети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Тестировалось ли оно на различных устройствах/версиях ОС?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Работа распространенных жестов при управлении приложением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Имя приложения должно быть "говорящим" 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граничивает ли приложение кэш, чистит ли его? </text:p>
          </table:table-cell>
          <table:table-cell office:value-type="string" calcext:value-type="string">
            <text:p>yes/no</text:p>
          </table:table-cell>
          <table:table-cell table:style-name="Default" office:value-type="string" calcext:value-type="string">
            <text:p>yes/no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Контролирующие элементы максимально ненавязчивы (к примеру, исчезают, если не используются длительное время)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Пользователь может вернуться на предыдущий экран (например, нажав "Назад" или "Отмена").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Нажатием на «назад» пользователя выбрасывает на home page, а не на предыдущую</text:p>
          </table:table-cell>
          <table:table-cell/>
        </table:table-row>
        <table:table-row table:style-name="ro2">
          <table:table-cell office:value-type="string" calcext:value-type="string">
            <text:p>Основная функция приложения удобопонятна и самоочевидна.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У пользователя не должно быть возможности хранить данные локально, вне "песочницы" приложения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Пользователь не должен иметь возможности просматривать уровни доступа для файлов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Внешний вид кнопок для стандартных действий привычен пользователю (к примеру,  </text:p>
            <text:p>обновление, сортировка, корзина, ответ, назад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иложение правильно реагирует на смену ориентации устройства.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Активные элементы экрана должны быть примерно 7х7 мм по размеру. Используйте плотность пикселей целевого устройства, чтобы вычислить количество нужных пикселей (см. раздел "Документация")</text:p>
          </table:table-cell>
          <table:table-cell/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Если приложение неожиданно остановлено, пользовательские данные должны быть локально сохранены и быть доступными при старте приложения.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лавиатура подстраивается под ожидаемый ввод (к примеру, цифры/буквы).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Легко ли отличить неактивные кнопки от активных?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>
            <text:p>Правильно ли работает функционал с переходом на Home page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Home page — Начать — пройти несколько шагов и нажать на Номе page — начнет не с начала, а с места, где остановили</text:p>
          </table:table-cell>
          <table:table-cell/>
        </table:table-row>
        <table:table-row table:style-name="ro11">
          <table:table-cell table:style-name="Default" office:value-type="string" calcext:value-type="string">
            <text:p>Локализация 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приложение на русском, а настройки — конфиденциальность и условия использования — на английском</text:p>
          </table:table-cell>
          <table:table-cell/>
        </table:table-row>
        <table:table-row table:style-name="ro12">
          <table:table-cell table:style-name="Default" office:value-type="string" calcext:value-type="string">
            <text:p>Правильно ли <text:s/>работает кнопка «Далее» в «Ресурс благодарности» 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ресурс благодарности — кнопка «Далее» не активна, потом вводишь символ — активна, убираешь символ - <text:s/>«Далее» все еще активна и можно перейти дальше</text:p>
          </table:table-cell>
          <table:table-cell/>
        </table:table-row>
        <table:table-row table:style-name="ro7">
          <table:table-cell table:style-name="ce5" office:value-type="string" calcext:value-type="string">
            <text:p>Правильно ли отображает попап для <text:s/>подключения к разрешениям — Permission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на попап должны быть кнопки для согласия либо нет для Permission</text:p>
          </table:table-cell>
          <table:table-cell/>
        </table:table-row>
        <table:table-row table:style-name="ro5">
          <table:table-cell table:style-name="Default" office:value-type="string" calcext:value-type="string">
            <text:p>корректно ли работает приложение</text:p>
          </table:table-cell>
          <table:table-cell/>
          <table:table-cell table:style-name="Default" office:value-type="string" calcext:value-type="string">
            <text:p>no</text:p>
          </table:table-cell>
          <table:table-cell table:style-name="ce5" office:value-type="string" calcext:value-type="string">
            <text:p>приложение «вылетает»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18:05:29.766000000</meta:creation-date>
    <dc:date>2022-07-26T23:16:22.400000000</dc:date>
    <meta:editing-duration>PT1H51M36S</meta:editing-duration>
    <meta:editing-cycles>17</meta:editing-cycles>
    <meta:generator>LibreOffice/7.3.5.2$Windows_X86_64 LibreOffice_project/184fe81b8c8c30d8b5082578aee2fed2ea847c01</meta:generator>
    <meta:document-statistic meta:table-count="1" meta:cell-count="143" meta:object-count="0"/>
    <meta:user-defined meta:name=""/>
    <meta:user-defined meta:name="ProgId">Excel.Sheet</meta:user-defined>
  </office:meta>
</office:document-meta>
</file>